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top="1cm" fo:margin-bottom="0cm">
        <style:tab-stops>
          <style:tab-stop style:position="4.001cm"/>
          <style:tab-stop style:position="16cm" style:leader-style="dotted" style:leader-text=".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klaracja członka – założyciela Koła Naukowego</text:p>
      <text:p text:style-name="P1">„Koło Otwartych Technik Informacyjnych i Komputerowych”</text:p>
      <text:p text:style-name="P2">Imię:<text:tab/><text:tab/></text:p>
      <text:p text:style-name="P2">Nazwisko:<text:tab/><text:tab/></text:p>
      <text:p text:style-name="P2">Adres zamieszkania:<text:tab/><text:tab/></text:p>
      <text:p text:style-name="P2"><text:tab/><text:tab/></text:p>
      <text:p text:style-name="P2">Data i podpis: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ukasz</meta:initial-creator>
    <meta:creation-date>2010-04-22T13:11:24</meta:creation-date>
    <dc:creator>lukasz</dc:creator>
    <dc:date>2010-04-23T12:52:13</dc:date>
    <meta:editing-cycles>2</meta:editing-cycles>
    <meta:editing-duration>PT4M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7" meta:word-count="18" meta:character-count="159"/>
  </office:meta>
</office:document-meta>
</file>